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officeooo:rsid="001d5d51" officeooo:paragraph-rsid="0017e6d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1d5d51" officeooo:paragraph-rsid="0017e6d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tyle="italic" style:text-underline-style="solid" style:text-underline-width="auto" style:text-underline-color="font-color" fo:font-weight="bold" officeooo:rsid="0017e6d9" officeooo:paragraph-rsid="0017e6d9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1d5d51" officeooo:paragraph-rsid="0017e6d9" style:font-style-asian="italic" style:font-weight-asian="normal" style:font-style-complex="italic" style:font-weight-complex="normal"/>
    </style:style>
    <style:style style:name="P5" style:family="paragraph" style:parent-style-name="Text_20_body">
      <style:text-properties fo:color="#ce181e" fo:font-style="italic" style:font-style-asian="italic" style:font-style-complex="italic"/>
    </style:style>
    <style:style style:name="P6" style:family="paragraph" style:parent-style-name="Text_20_body">
      <style:paragraph-properties fo:text-align="start" style:justify-single-word="false"/>
      <style:text-properties fo:color="#ce181e" style:font-name="Liberation Serif" fo:font-style="italic" style:text-underline-style="none" fo:font-weight="normal" officeooo:rsid="00199102" officeooo:paragraph-rsid="001b776a" style:font-style-asian="italic" style:font-weight-asian="normal" style:font-style-complex="italic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color="#000000" style:font-name="Times New Roman" fo:font-style="normal" style:text-underline-style="none" fo:font-weight="normal" officeooo:rsid="0017e6d9" officeooo:paragraph-rsid="0018a4a4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color="#000000" style:font-name="Times New Roman" fo:font-style="normal" style:text-underline-style="none" fo:font-weight="normal" officeooo:rsid="00199102" officeooo:paragraph-rsid="00199102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color="#000000" style:font-name="Times New Roman" fo:font-style="normal" style:text-underline-style="none" fo:font-weight="normal" officeooo:rsid="0019e081" officeooo:paragraph-rsid="0019e081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color="#000000" style:font-name="Times New Roman" fo:font-style="normal" style:text-underline-style="none" fo:font-weight="normal" officeooo:rsid="0019e081" officeooo:paragraph-rsid="001b776a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color="#000000" style:font-name="Times New Roman" fo:font-style="normal" style:text-underline-style="none" fo:font-weight="normal" officeooo:rsid="001b776a" officeooo:paragraph-rsid="001b776a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color="#000000" style:text-position="0% 100%" style:font-name="Times New Roman" fo:font-style="normal" style:text-underline-style="none" fo:font-weight="normal" officeooo:rsid="0017e6d9" officeooo:paragraph-rsid="0017e6d9" style:font-style-asian="normal" style:font-weight-asian="normal" style:font-style-complex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color="#000000" style:text-position="0% 100%" style:font-name="Times New Roman" fo:font-style="normal" style:text-underline-style="none" fo:font-weight="normal" officeooo:rsid="00199102" officeooo:paragraph-rsid="00199102" style:font-style-asian="normal" style:font-weight-asian="normal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color="#000000" style:text-position="0% 100%" style:font-name="Times New Roman" fo:font-style="normal" style:text-underline-style="none" fo:font-weight="normal" officeooo:rsid="00199102" officeooo:paragraph-rsid="0019e081" style:font-style-asian="normal" style:font-weight-asian="normal" style:font-style-complex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color="#000000" style:text-position="0% 100%" style:font-name="Times New Roman" fo:font-style="normal" style:text-underline-style="none" fo:font-weight="normal" officeooo:rsid="0019e081" officeooo:paragraph-rsid="00199102" style:font-style-asian="normal" style:font-weight-asian="normal" style:font-style-complex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color="#000000" style:text-position="0% 100%" style:font-name="Times New Roman" fo:font-style="normal" style:text-underline-style="none" fo:font-weight="normal" officeooo:rsid="0019e081" officeooo:paragraph-rsid="0019e081" style:font-style-asian="normal" style:font-weight-asian="normal" style:font-style-complex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color="#000000" style:text-position="0% 100%" style:font-name="Times New Roman" fo:font-style="normal" style:text-underline-style="none" fo:font-weight="normal" officeooo:rsid="001b776a" officeooo:paragraph-rsid="001b776a" style:font-style-asian="normal" style:font-weight-asian="normal" style:font-style-complex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color="#000000" style:text-position="0% 100%" style:font-name="Times New Roman" fo:font-style="italic" style:text-underline-style="none" fo:font-weight="normal" officeooo:rsid="00199102" officeooo:paragraph-rsid="001b776a" style:font-style-asian="italic" style:font-weight-asian="normal" style:font-style-complex="italic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color="#000000" style:font-name="Times New Roman" fo:font-style="normal" style:text-underline-style="none" fo:font-weight="normal" officeooo:rsid="001b776a" officeooo:paragraph-rsid="001eb65e" style:font-style-asian="normal" style:font-weight-asian="normal" style:font-style-complex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color="#000000" style:font-name="Times New Roman" fo:font-style="normal" style:text-underline-style="none" fo:font-weight="normal" officeooo:rsid="001b776a" officeooo:paragraph-rsid="00204c9e" style:font-style-asian="normal" style:font-weight-asian="normal" style:font-style-complex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color="#000000" style:font-name="Times New Roman" fo:font-style="normal" style:text-underline-style="none" fo:font-weight="normal" officeooo:rsid="001b776a" officeooo:paragraph-rsid="002138fb" style:font-style-asian="normal" style:font-weight-asian="normal" style:font-style-complex="normal" style:font-weight-complex="normal"/>
    </style:style>
    <style:style style:name="P22" style:family="paragraph" style:parent-style-name="Text_20_body">
      <style:paragraph-properties fo:text-align="start" style:justify-single-word="false"/>
      <style:text-properties fo:color="#000000" style:font-name="Times New Roman" fo:font-style="normal" style:text-underline-style="none" fo:font-weight="normal" officeooo:rsid="001b776a" officeooo:paragraph-rsid="002392c1" style:font-style-asian="normal" style:font-weight-asian="normal" style:font-style-complex="normal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color="#000000" style:font-name="Times New Roman" fo:font-style="normal" style:text-underline-style="none" fo:font-weight="normal" officeooo:rsid="001fd085" officeooo:paragraph-rsid="001fd085" style:font-style-asian="normal" style:font-weight-asian="normal" style:font-style-complex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color="#000000" style:font-name="Times New Roman" fo:font-style="normal" style:text-underline-style="none" fo:font-weight="normal" officeooo:rsid="002392c1" officeooo:paragraph-rsid="002392c1" style:font-style-asian="normal" style:font-weight-asian="normal" style:font-style-complex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color="#ce181e" style:text-position="0% 100%" style:font-name="Liberation Serif" fo:font-style="italic" style:text-underline-style="none" fo:font-weight="normal" officeooo:rsid="00199102" officeooo:paragraph-rsid="00199102" style:font-style-asian="italic" style:font-weight-asian="normal" style:font-style-complex="italic" style:font-weight-complex="normal"/>
    </style:style>
    <style:style style:name="P26" style:family="paragraph" style:parent-style-name="Text_20_body" style:list-style-name="L1">
      <style:paragraph-properties fo:text-align="start" style:justify-single-word="false"/>
      <style:text-properties fo:color="#ce181e" style:text-position="0% 100%" style:font-name="Liberation Serif" fo:font-style="italic" style:text-underline-style="none" fo:font-weight="normal" officeooo:rsid="00199102" officeooo:paragraph-rsid="00199102" style:font-style-asian="italic" style:font-weight-asian="normal" style:font-style-complex="italic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color="#ce181e" style:text-position="0% 100%" style:font-name="Liberation Serif" fo:font-style="italic" style:text-underline-style="none" fo:font-weight="normal" officeooo:rsid="00199102" officeooo:paragraph-rsid="001b776a" style:font-style-asian="italic" style:font-weight-asian="normal" style:font-style-complex="italic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color="#ce181e" style:font-name="Liberation Serif" fo:font-style="italic" style:text-underline-style="none" fo:font-weight="normal" officeooo:rsid="00199102" officeooo:paragraph-rsid="00204c9e" style:font-style-asian="italic" style:font-weight-asian="normal" style:font-style-complex="italic" style:font-weight-complex="normal"/>
    </style:style>
    <style:style style:name="P29" style:family="paragraph" style:parent-style-name="Text_20_body" style:list-style-name="L2">
      <style:paragraph-properties fo:text-align="start" style:justify-single-word="false"/>
      <style:text-properties fo:color="#ce181e" style:font-name="Liberation Serif" fo:font-style="italic" style:text-underline-style="none" fo:font-weight="normal" officeooo:rsid="00199102" officeooo:paragraph-rsid="00204c9e" style:font-style-asian="italic" style:font-weight-asian="normal" style:font-style-complex="italic" style:font-weight-complex="normal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18a4a4"/>
    </style:style>
    <style:style style:name="T3" style:family="text">
      <style:text-properties style:text-position="0% 100%" fo:font-style="italic" style:font-style-asian="italic" style:font-style-complex="italic"/>
    </style:style>
    <style:style style:name="T4" style:family="text">
      <style:text-properties style:text-position="0% 100%" fo:font-style="italic" officeooo:rsid="0019e081" style:font-style-asian="italic" style:font-style-complex="italic"/>
    </style:style>
    <style:style style:name="T5" style:family="text">
      <style:text-properties style:text-position="0% 100%" fo:font-style="italic" officeooo:rsid="00199102" style:font-style-asian="italic" style:font-style-complex="italic"/>
    </style:style>
    <style:style style:name="T6" style:family="text">
      <style:text-properties style:text-position="0% 100%" fo:font-style="italic" officeooo:rsid="00204c9e" style:font-style-asian="italic" style:font-style-complex="italic"/>
    </style:style>
    <style:style style:name="T7" style:family="text">
      <style:text-properties style:text-position="0% 100%" fo:font-style="italic" officeooo:rsid="002138fb" style:font-style-asian="italic" style:font-style-complex="italic"/>
    </style:style>
    <style:style style:name="T8" style:family="text">
      <style:text-properties style:text-position="0% 100%" officeooo:rsid="0019e081"/>
    </style:style>
    <style:style style:name="T9" style:family="text">
      <style:text-properties style:text-position="0% 100%" officeooo:rsid="00199102"/>
    </style:style>
    <style:style style:name="T10" style:family="text">
      <style:text-properties style:text-position="0% 100%" officeooo:rsid="001b776a"/>
    </style:style>
    <style:style style:name="T11" style:family="text">
      <style:text-properties style:text-position="0% 100%" officeooo:rsid="001eb65e"/>
    </style:style>
    <style:style style:name="T12" style:family="text">
      <style:text-properties style:text-position="0% 100%" style:text-underline-style="solid" style:text-underline-width="auto" style:text-underline-color="font-color"/>
    </style:style>
    <style:style style:name="T13" style:family="text">
      <style:text-properties style:text-position="0% 100%" style:text-underline-style="solid" style:text-underline-width="auto" style:text-underline-color="font-color" officeooo:rsid="001eb65e"/>
    </style:style>
    <style:style style:name="T14" style:family="text">
      <style:text-properties style:text-position="0% 100%" officeooo:rsid="001fd085"/>
    </style:style>
    <style:style style:name="T15" style:family="text">
      <style:text-properties style:text-position="0% 100%" officeooo:rsid="00204c9e"/>
    </style:style>
    <style:style style:name="T16" style:family="text">
      <style:text-properties style:text-position="0% 100%" officeooo:rsid="002138fb"/>
    </style:style>
    <style:style style:name="T17" style:family="text">
      <style:text-properties style:text-position="0% 100%" officeooo:rsid="002392c1"/>
    </style:style>
    <style:style style:name="T18" style:family="text">
      <style:text-properties style:text-position="super 58%"/>
    </style:style>
    <style:style style:name="T19" style:family="text">
      <style:text-properties style:text-position="super 58%" officeooo:rsid="001b776a"/>
    </style:style>
    <style:style style:name="T20" style:family="text">
      <style:text-properties style:text-position="super 58%" officeooo:rsid="001fd085"/>
    </style:style>
    <style:style style:name="T21" style:family="text">
      <style:text-properties style:text-position="super 58%" fo:font-style="italic" officeooo:rsid="002138fb" style:font-style-asian="italic" style:font-style-complex="italic"/>
    </style:style>
    <style:style style:name="T22" style:family="text">
      <style:text-properties style:text-position="super 58%" officeooo:rsid="00204c9e"/>
    </style:style>
    <style:style style:name="T23" style:family="text">
      <style:text-properties officeooo:rsid="0017e6d9"/>
    </style:style>
    <style:style style:name="T24" style:family="text">
      <style:text-properties style:text-position="sub 58%"/>
    </style:style>
    <style:style style:name="T25" style:family="text">
      <style:text-properties style:text-position="sub 58%" officeooo:rsid="001fd085"/>
    </style:style>
    <style:style style:name="T26" style:family="text">
      <style:text-properties style:text-position="sub 58%" officeooo:rsid="00204c9e"/>
    </style:style>
    <style:style style:name="T27" style:family="text">
      <style:text-properties style:text-position="sub 58%" officeooo:rsid="002392c1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crete Maths – <text:span text:style-name="T23">Assignments Solutions</text:span></text:p>
      <text:p text:style-name="P2"/>
      <text:p text:style-name="P3">Assignment 1</text:p>
      <text:p text:style-name="P3"/>
      <text:p text:style-name="P5">1) For any sets A and B, define A ∆ B, the symmetric difference of A and B to be the set <text:s text:c="17"/>(A − B) ∪ (B − A). Prove that intersection ∩ distributes over ∆ : A ∩ (B ∆ C) = (A ∩ B) ∆ (A ∩ C) for all sets A, B, and C using the proof methods employed in lecture. Venn diagrams, truth tables, or diagrams for simplifying statements in Boolean algebr<text:span text:style-name="T23">a </text:span>such as Veitch diagrams are NOT acceptable and will not be awarde<text:span text:style-name="T23">d </text:span>any credit.</text:p>
      <text:p text:style-name="P4"/>
      <text:p text:style-name="P12">A ∩ (B ∆ C) <text:tab/>= A ∩ ((B − C) ∪ (C − B))</text:p>
      <text:p text:style-name="P7"><text:span text:style-name="T1"><text:tab/><text:tab/>= </text:span><text:span text:style-name="T2">[A </text:span><text:span text:style-name="T1">∩ <text:s/></text:span><text:span text:style-name="T2">(B – C)] </text:span><text:span text:style-name="T1">∪ </text:span><text:span text:style-name="T2">[A </text:span><text:span text:style-name="T1">∩ <text:s/></text:span><text:span text:style-name="T2">(C – B)]</text:span></text:p>
      <text:p text:style-name="P12"/>
      <text:p text:style-name="P7"><text:span text:style-name="T1">(A ∩ B) ∆ (A ∩ C) <text:tab/>= </text:span><text:span text:style-name="T2">[(A </text:span><text:span text:style-name="T1">∩ </text:span><text:span text:style-name="T2">B) - (A </text:span><text:span text:style-name="T1">∩</text:span><text:span text:style-name="T2"> C)] </text:span><text:span text:style-name="T1">∪ </text:span><text:span text:style-name="T2">[(A </text:span><text:span text:style-name="T1">∩ </text:span><text:span text:style-name="T2">C) – (A </text:span><text:span text:style-name="T1">∩ </text:span><text:span text:style-name="T2">B)]</text:span></text:p>
      <text:p text:style-name="P7"><text:span text:style-name="T2"><text:tab/><text:tab/><text:tab/>= [A </text:span><text:span text:style-name="T1">∩ </text:span><text:span text:style-name="T2">(B – C)] </text:span><text:span text:style-name="T1">∪ </text:span><text:span text:style-name="T2">[A </text:span><text:span text:style-name="T1">∩ </text:span><text:span text:style-name="T2">(C – B)]</text:span></text:p>
      <text:p text:style-name="P8"><text:span text:style-name="T2">Q.</text:span><text:span text:style-name="T1">E.D</text:span></text:p>
      <text:p text:style-name="P13"/>
      <text:p text:style-name="P25">2) Let R be the set of real numbers. For x, y ∈ R, x ∼ y iff x − y ∈ Q, i.e., if the difference x − y is a rational number. Determine whether or not the relation ∼ is :</text:p>
      <text:list xml:id="list4175812322" text:style-name="L1">
        <text:list-item>
          <text:p text:style-name="P26">Reflexive</text:p>
        </text:list-item>
        <text:list-item>
          <text:p text:style-name="P26">Symmetric</text:p>
        </text:list-item>
        <text:list-item>
          <text:p text:style-name="P26">Anti-Symmetric</text:p>
        </text:list-item>
        <text:list-item>
          <text:p text:style-name="P26">Transitive</text:p>
        </text:list-item>
        <text:list-item>
          <text:p text:style-name="P26">An Equivalence Relation</text:p>
        </text:list-item>
        <text:list-item>
          <text:p text:style-name="P26">A Partial Order</text:p>
        </text:list-item>
      </text:list>
      <text:p text:style-name="P25"/>
      <text:p text:style-name="P8"><text:span text:style-name="T1">a) If </text:span><text:span text:style-name="T3">∼</text:span><text:span text:style-name="T1"> is a reflexive relation that implies for all x </text:span><text:span text:style-name="T3">∈ R, </text:span><text:span text:style-name="T1">x </text:span><text:span text:style-name="T3">∼ x. </text:span><text:span text:style-name="T1">In other words meaning that for all x </text:span><text:span text:style-name="T3">∈ R, x – x ∈ Q</text:span><text:span text:style-name="T4">. </text:span><text:span text:style-name="T8">This is true since x – x = 0 ∈ Q.</text:span></text:p>
      <text:p text:style-name="P15"/>
      <text:p text:style-name="P9"><text:span text:style-name="T1">b) If </text:span><text:span text:style-name="T5">∼</text:span><text:span text:style-name="T9"> is a </text:span><text:span text:style-name="T1">symmetric</text:span><text:span text:style-name="T9"> relation that implies for all x,</text:span><text:span text:style-name="T1">y</text:span><text:span text:style-name="T9"> </text:span><text:span text:style-name="T5">∈ R, </text:span><text:span text:style-name="T9">x </text:span><text:span text:style-name="T5">∼ </text:span><text:span text:style-name="T3">y = y </text:span><text:span text:style-name="T5">∼ </text:span><text:span text:style-name="T3">x. <text:s/></text:span><text:span text:style-name="T1">This true since x – y = q </text:span><text:span text:style-name="T5">∈ Q </text:span><text:span text:style-name="T1">and since y – x = -q </text:span><text:span text:style-name="T5">∈ Q.</text:span></text:p>
      <text:p text:style-name="P14"/>
      <text:p text:style-name="P9"><text:span text:style-name="T9">c</text:span><text:span text:style-name="T1">) <text:s/>If </text:span><text:span text:style-name="T5">∼</text:span><text:span text:style-name="T9"> is a</text:span><text:span text:style-name="T1">n anti-symmetric</text:span><text:span text:style-name="T9"> relation that implies for all x,</text:span><text:span text:style-name="T1">y</text:span><text:span text:style-name="T9"> </text:span><text:span text:style-name="T5">∈ R, </text:span><text:span text:style-name="T1">if </text:span><text:span text:style-name="T9">x </text:span><text:span text:style-name="T5">∼ </text:span><text:span text:style-name="T3">y </text:span><text:span text:style-name="T1">and y</text:span><text:span text:style-name="T9"> </text:span><text:span text:style-name="T5">∼ </text:span><text:span text:style-name="T3">x</text:span><text:span text:style-name="T1"> then y = x. This is not true, take for example x = 1 and y = 0, </text:span><text:span text:style-name="T9">x </text:span><text:span text:style-name="T5">∼ </text:span><text:span text:style-name="T3">y = </text:span><text:span text:style-name="T1">x – y = 1 – 0 = 1 </text:span><text:span text:style-name="T5">∈ Q. </text:span><text:span text:style-name="T1">However, <text:s/>y</text:span><text:span text:style-name="T9"> </text:span><text:span text:style-name="T5">∼ </text:span><text:span text:style-name="T3">x = </text:span><text:span text:style-name="T1">0 – 1 = - 1 </text:span><text:span text:style-name="T5">∈ Q. </text:span><text:span text:style-name="T1">Clearly x != y.</text:span></text:p>
      <text:p text:style-name="P16"/>
      <text:p text:style-name="P10"><text:soft-page-break/><text:span text:style-name="T1">d) If </text:span><text:span text:style-name="T5">∼</text:span><text:span text:style-name="T9"> is a </text:span><text:span text:style-name="T1">transitive</text:span><text:span text:style-name="T9"> relation that implies for all x,</text:span><text:span text:style-name="T1">y,z</text:span><text:span text:style-name="T9"> </text:span><text:span text:style-name="T5">∈ R, </text:span><text:span text:style-name="T1">if </text:span><text:span text:style-name="T9">x </text:span><text:span text:style-name="T5">∼ </text:span><text:span text:style-name="T3">y </text:span><text:span text:style-name="T1">and y</text:span><text:span text:style-name="T9"> </text:span><text:span text:style-name="T5">∼ </text:span><text:span text:style-name="T3">z </text:span><text:span text:style-name="T1">then x </text:span><text:span text:style-name="T5">∼ </text:span><text:span text:style-name="T3">z. </text:span><text:span text:style-name="T1">This is true, because for any x,y,z </text:span><text:span text:style-name="T5">∈ R </text:span><text:span text:style-name="T9"><text:s/></text:span><text:span text:style-name="T1">if x – y </text:span><text:span text:style-name="T10">= p and y – z = q and p,q </text:span><text:span text:style-name="T5">∈ Q </text:span><text:span text:style-name="T10"><text:s/>then x – z = (x – y ) - ( x – z) = p – q </text:span><text:span text:style-name="T5">∈ Q.</text:span></text:p>
      <text:p text:style-name="P18"/>
      <text:p text:style-name="P11"><text:span text:style-name="T9">e</text:span><text:span text:style-name="T1">)</text:span><text:span text:style-name="T5"> ∼</text:span><text:span text:style-name="T9"> </text:span><text:span text:style-name="T1">is an equivalence relation because it is reflexive, symmetric and transitive.</text:span></text:p>
      <text:p text:style-name="P17"/>
      <text:p text:style-name="P11"><text:span text:style-name="T1">f) </text:span><text:span text:style-name="T5">∼</text:span><text:span text:style-name="T9"> </text:span><text:span text:style-name="T1">is not a partial order as it fails to be anti-symmetric as shown above.</text:span></text:p>
      <text:p text:style-name="P17"/>
      <text:p text:style-name="P27"/>
      <text:p text:style-name="P6"><text:span text:style-name="T1">6) Let f : [−2, 0] → [0, 1] be the function defined by f (x) =</text:span><text:span text:style-name="T10">1 / x</text:span><text:span text:style-name="T19">2</text:span><text:span text:style-name="T10"> + 6x + 9 for all x ∈ [−2, 0].</text:span></text:p>
      <text:p text:style-name="P6"><text:span text:style-name="T10">Determine whether or not this function is injective </text:span><text:span text:style-name="T1">and whether or not it is surjective. Justify your answers. Recall that [−2, 0] is the set of all real numbers between −2 and 0 with the end-points of −2 and 0 included in the set.</text:span></text:p>
      <text:p text:style-name="P27"/>
      <text:p text:style-name="P19"><text:span text:style-name="T1">a)</text:span><text:span text:style-name="T5"> </text:span><text:span text:style-name="T1">f</text:span><text:span text:style-name="T9"> </text:span><text:span text:style-name="T1">is </text:span><text:span text:style-name="T11">an </text:span><text:span text:style-name="T13">injective</text:span><text:span text:style-name="T11"> function as there does not exist an x, y </text:span><text:span text:style-name="T5">∈ </text:span><text:span text:style-name="T11">[-2, 0] s.t f(x) = f(y) = p. Each input in the domain maps to a unique output in the codomain. </text:span></text:p>
      <text:p text:style-name="P23"><text:span text:style-name="T11">b</text:span><text:span text:style-name="T1">) f is not a </text:span><text:span text:style-name="T12">surjective</text:span><text:span text:style-name="T1"> function as for all x </text:span><text:span text:style-name="T5">∈ </text:span><text:span text:style-name="T11">[-2, 0], </text:span><text:span text:style-name="T1">y </text:span><text:span text:style-name="T5">∈ </text:span><text:span text:style-name="T1">[0, 1] there does not exist an f(x) = y. For example there does not exist an <text:s/>x </text:span><text:span text:style-name="T5">∈ </text:span><text:span text:style-name="T11">[-2, 0] </text:span><text:span text:style-name="T1">s.t f(x) = 0.</text:span></text:p>
      <text:p text:style-name="P23"><text:span text:style-name="T1"/></text:p>
      <text:p text:style-name="P28"><text:span text:style-name="T14">7) Let A = {(x, y) ∈ R</text:span><text:span text:style-name="T20"> 2</text:span><text:span text:style-name="T14"> </text:span><text:span text:style-name="T15">|</text:span><text:span text:style-name="T14"> 2x − 3y = 0} with the operation of addition given by</text:span></text:p>
      <text:p text:style-name="P28"><text:span text:style-name="T15"><text:tab/><text:tab/></text:span><text:span text:style-name="T14">(x</text:span><text:span text:style-name="T25"> 1</text:span><text:span text:style-name="T14"> , y</text:span><text:span text:style-name="T25"> 1</text:span><text:span text:style-name="T14"> ) + (x</text:span><text:span text:style-name="T25"> 2</text:span><text:span text:style-name="T14"> , y</text:span><text:span text:style-name="T25"> 2</text:span><text:span text:style-name="T14"> ) = (x</text:span><text:span text:style-name="T25"> 1</text:span><text:span text:style-name="T14"> + x</text:span><text:span text:style-name="T25"> 2</text:span><text:span text:style-name="T14"> , y</text:span><text:span text:style-name="T25"> 1</text:span><text:span text:style-name="T14"> + y</text:span><text:span text:style-name="T25"> 2 </text:span><text:span text:style-name="T14">)</text:span></text:p>
      <text:list xml:id="list3494974822" text:style-name="L2">
        <text:list-item>
          <text:p text:style-name="P29"><text:span text:style-name="T14">Is (A, +) a semigroup? Justify your answer.</text:span></text:p>
        </text:list-item>
        <text:list-item>
          <text:p text:style-name="P29"><text:span text:style-name="T14">Is (A, +) a monoid? Justify your answer.</text:span></text:p>
        </text:list-item>
        <text:list-item>
          <text:p text:style-name="P29"><text:span text:style-name="T14">Is (A, +) a group? Justify your answer.</text:span></text:p>
        </text:list-item>
      </text:list>
      <text:p text:style-name="P28"/>
      <text:p text:style-name="P22"><text:span text:style-name="T1">a)</text:span><text:span text:style-name="T5"> </text:span><text:span text:style-name="T6">(A, +) </text:span><text:span text:style-name="T15">is a semigroup as it is a set endowed with an associative binary operation (addition) since (x</text:span><text:span text:style-name="T26">1</text:span><text:span text:style-name="T15"> , y</text:span><text:span text:style-name="T26">1</text:span><text:span text:style-name="T15">) + (x</text:span><text:span text:style-name="T26">2</text:span><text:span text:style-name="T15"> , y</text:span><text:span text:style-name="T26">2</text:span><text:span text:style-name="T15">) = (x</text:span><text:span text:style-name="T26">2</text:span><text:span text:style-name="T15"> , y</text:span><text:span text:style-name="T26">2</text:span><text:span text:style-name="T15">) + (x</text:span><text:span text:style-name="T26">1</text:span><text:span text:style-name="T15"> , y</text:span><text:span text:style-name="T26">1</text:span><text:span text:style-name="T15">). </text:span><text:span text:style-name="T17">Also, this can be associated over 2x – 3y = 0. Namely, <text:s text:c="3"/>2(x</text:span><text:span text:style-name="T27">1</text:span><text:span text:style-name="T17">, x</text:span><text:span text:style-name="T27">2</text:span><text:span text:style-name="T17">) + 3(y</text:span><text:span text:style-name="T27">1</text:span><text:span text:style-name="T17">, y</text:span><text:span text:style-name="T27">2</text:span><text:span text:style-name="T17">) = 0.</text:span></text:p>
      <text:p text:style-name="P20"><text:span text:style-name="T15"/></text:p>
      <text:p text:style-name="P21"><text:span text:style-name="T15">b)</text:span><text:span text:style-name="T5"> </text:span><text:span text:style-name="T6">(A, +) </text:span><text:span text:style-name="T15">is a </text:span><text:span text:style-name="T16">monoid as it has an associated identity element which is </text:span><text:span text:style-name="T15">(x</text:span><text:span text:style-name="T26">1</text:span><text:span text:style-name="T15"> , y</text:span><text:span text:style-name="T26">1</text:span><text:span text:style-name="T15">) </text:span><text:span text:style-name="T16">= (0, 0). This is an identity element as for any </text:span><text:span text:style-name="T15">(x</text:span><text:span text:style-name="T26">1</text:span><text:span text:style-name="T15"> , y</text:span><text:span text:style-name="T26">1</text:span><text:span text:style-name="T15">) </text:span><text:span text:style-name="T5">∈ </text:span><text:span text:style-name="T7">R</text:span><text:span text:style-name="T21">2</text:span><text:span text:style-name="T7"> </text:span><text:span text:style-name="T15">(x</text:span><text:span text:style-name="T26">1</text:span><text:span text:style-name="T15"> , y</text:span><text:span text:style-name="T26">1</text:span><text:span text:style-name="T15">) </text:span><text:span text:style-name="T16">+</text:span><text:span text:style-name="T15"> </text:span><text:span text:style-name="T16">(0, 0) = </text:span><text:span text:style-name="T15">(x</text:span><text:span text:style-name="T26">1</text:span><text:span text:style-name="T15"> , y</text:span><text:span text:style-name="T26">1</text:span><text:span text:style-name="T15">).</text:span></text:p>
      <text:p text:style-name="P24"><text:span text:style-name="T15"/></text:p>
      <text:p text:style-name="P24"><text:span text:style-name="T15">c</text:span><text:span text:style-name="T1">) </text:span><text:span text:style-name="T6">(A, +) </text:span><text:span text:style-name="T15">is </text:span><text:span text:style-name="T1">a group since for all </text:span><text:span text:style-name="T15">(x</text:span><text:span text:style-name="T26">1</text:span><text:span text:style-name="T15"> , y</text:span><text:span text:style-name="T26">1</text:span><text:span text:style-name="T15">) </text:span><text:span text:style-name="T5">∈ </text:span><text:span text:style-name="T7">R</text:span><text:span text:style-name="T21">2</text:span><text:span text:style-name="T7"> </text:span><text:span text:style-name="T1">there exists an </text:span><text:span text:style-name="T15">(x</text:span><text:span text:style-name="T26">1</text:span><text:span text:style-name="T15"> , y</text:span><text:span text:style-name="T26">1</text:span><text:span text:style-name="T15">)</text:span><text:span text:style-name="T22">-</text:span><text:span text:style-name="T18">1</text:span><text:span text:style-name="T1"> namely in the form of</text:span></text:p>
      <text:p text:style-name="Text_20_body"><text:span text:style-name="T1">(-x</text:span><text:span text:style-name="T24">1 </text:span><text:span text:style-name="T1">, -</text:span><text:span text:style-name="T17">y</text:span><text:span text:style-name="T27">1</text:span><text:span text:style-name="T17">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5:13:59.108264911</meta:creation-date>
    <dc:date>2018-04-24T19:33:45.356672932</dc:date>
    <meta:editing-duration>PT26M37S</meta:editing-duration>
    <meta:editing-cycles>5</meta:editing-cycles>
    <meta:generator>LibreOffice/5.4.6.2$Linux_X86_64 LibreOffice_project/40m0$Build-2</meta:generator>
    <meta:document-statistic meta:table-count="0" meta:image-count="0" meta:object-count="0" meta:page-count="2" meta:paragraph-count="34" meta:word-count="804" meta:character-count="3260" meta:non-whitespace-character-count="2441"/>
  </office:meta>
</office:document-meta>
</file>